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7.461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CEDULA</text:p>
          </table:table-cell>
          <table:table-cell office:value-type="string" calcext:value-type="string">
            <text:p>APELLIDO Y NOMBRE</text:p>
          </table:table-cell>
          <table:table-cell/>
          <table:table-cell office:value-type="string" calcext:value-type="string">
            <text:p>CARGO</text:p>
          </table:table-cell>
          <table:table-cell office:value-type="string" calcext:value-type="string">
            <text:p>UBICACIÓN GEOGRAFICA</text:p>
          </table:table-cell>
          <table:table-cell office:value-type="string" calcext:value-type="string">
            <text:p>Fecha de ingreso</text:p>
          </table:table-cell>
          <table:table-cell office:value-type="string" calcext:value-type="string">
            <text:p>1era quincena</text:p>
          </table:table-cell>
          <table:table-cell office:value-type="string" calcext:value-type="string">
            <text:p>2da quincen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8774789" calcext:value-type="float">
            <text:p>8774789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LERID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2]+[.H2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8774878" calcext:value-type="float">
            <text:p>8774878</text:p>
          </table:table-cell>
          <table:table-cell office:value-type="string" calcext:value-type="string">
            <text:p>MAVE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3]+[.H3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8775053" calcext:value-type="float">
            <text:p>8775053</text:p>
          </table:table-cell>
          <table:table-cell office:value-type="string" calcext:value-type="string">
            <text:p>CABALLARE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4]+[.H4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8910968" calcext:value-type="float">
            <text:p>8910968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5]+[.H5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8946020" calcext:value-type="float">
            <text:p>8946020</text:p>
          </table:table-cell>
          <table:table-cell office:value-type="string" calcext:value-type="string">
            <text:p>AÑEZ</text:p>
          </table:table-cell>
          <table:table-cell office:value-type="string" calcext:value-type="string">
            <text:p>ALAD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6]+[.H6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8946038" calcext:value-type="float">
            <text:p>8946038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7]+[.H7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8946944" calcext:value-type="float">
            <text:p>8946944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NORIN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8]+[.H8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8947141" calcext:value-type="float">
            <text:p>8947141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9]+[.H9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015475" calcext:value-type="float">
            <text:p>10015475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0]+[.H10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015478" calcext:value-type="float">
            <text:p>10015478</text:p>
          </table:table-cell>
          <table:table-cell office:value-type="string" calcext:value-type="string">
            <text:p>CASTELLANO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1]+[.H11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024143" calcext:value-type="float">
            <text:p>1002414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OMAIR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2]+[.H12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605552" calcext:value-type="float">
            <text:p>10605552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3]+[.H13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605764" calcext:value-type="float">
            <text:p>10605764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4]+[.H14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605837" calcext:value-type="float">
            <text:p>10605837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OMAIR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5]+[.H15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606155" calcext:value-type="float">
            <text:p>10606155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6]+[.H16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606636" calcext:value-type="float">
            <text:p>10606636</text:p>
          </table:table-cell>
          <table:table-cell office:value-type="string" calcext:value-type="string">
            <text:p>SANTIÑ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7]+[.H17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606791" calcext:value-type="float">
            <text:p>10606791</text:p>
          </table:table-cell>
          <table:table-cell office:value-type="string" calcext:value-type="string">
            <text:p>CHACIN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8]+[.H18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920356" calcext:value-type="float">
            <text:p>10920356</text:p>
          </table:table-cell>
          <table:table-cell office:value-type="string" calcext:value-type="string">
            <text:p>MARAY</text:p>
          </table:table-cell>
          <table:table-cell office:value-type="string" calcext:value-type="string">
            <text:p>BISAID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19]+[.H19]" office:value-type="float" office:value="583492.3" calcext:value-type="float">
            <text:p>583492,30</text:p>
          </table:table-cell>
        </table:table-row>
        <table:table-row table:style-name="ro1">
          <table:table-cell office:value-type="float" office:value="10921703" calcext:value-type="float">
            <text:p>1092170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OLLYS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283492.3" calcext:value-type="float">
            <text:p>283492,3</text:p>
          </table:table-cell>
          <table:table-cell office:value-type="float" office:value="300000" calcext:value-type="float">
            <text:p>300000</text:p>
          </table:table-cell>
          <table:table-cell table:formula="of:=[.G20]+[.H20]" office:value-type="float" office:value="583492.3" calcext:value-type="float">
            <text:p>583492,30</text:p>
          </table:table-cell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Bs.</number:text>
      <number:number number:decimal-places="0" number:min-decimal-places="0" number:min-integer-digits="1" number:grouping="true"/>
    </number:number-style>
    <number:number-style style:name="N107">
      <number:text>Bs.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Bs.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Bs.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Bs.</number:text>
      <number:number number:decimal-places="2" number:min-decimal-places="2" number:min-integer-digits="1" number:grouping="true"/>
    </number:number-style>
    <number:number-style style:name="N109">
      <number:text>Bs.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Bs.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Bs.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Bs.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Bs.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Bs.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Bs.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Bs.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Bs.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Bs.S </number:text>
      <number:number number:decimal-places="0" number:min-decimal-places="0" number:min-integer-digits="1" number:grouping="true"/>
    </number:number-style>
    <number:number-style style:name="N123">
      <number:text>Bs.S 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Bs.S 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Bs.S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Bs.S </number:text>
      <number:number number:decimal-places="2" number:min-decimal-places="2" number:min-integer-digits="1" number:grouping="true"/>
    </number:number-style>
    <number:number-style style:name="N125">
      <number:text>Bs.S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Bs.S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Bs.S 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Bs.S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Bs.S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Bs.S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Bs.S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Bs.S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Bs.S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Bs. ?? </number:text>
      <number:number number:decimal-places="0" number:min-decimal-places="0" number:min-integer-digits="1" number:grouping="true"/>
    </number:number-style>
    <number:number-style style:name="N137">
      <number:text>Bs. ?? 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Bs. ?? 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Bs. ?? 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Bs. ?? </number:text>
      <number:number number:decimal-places="2" number:min-decimal-places="2" number:min-integer-digits="1" number:grouping="true"/>
    </number:number-style>
    <number:number-style style:name="N139">
      <number:text>Bs. ?? 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Bs. ?? 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Bs. ?? 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Bs. ??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Bs. ??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Bs. ??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Bs. ??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Bs. ??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Bs. ??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Bs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Bs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Bs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Bs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Bs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Bs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5T12:27:33.945913271</meta:creation-date>
    <dc:date>2021-01-15T12:34:38.283775933</dc:date>
    <meta:editing-duration>PT7M7S</meta:editing-duration>
    <meta:editing-cycles>1</meta:editing-cycles>
    <meta:document-statistic meta:table-count="1" meta:cell-count="179" meta:object-count="0"/>
    <meta:generator>LibreOffice/7.0.4.2$Linux_X86_64 LibreOffice_project/dcf040e67528d9187c66b2379df5ea4407429775</meta:generator>
  </office:meta>
</office:document-meta>
</file>